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00ff00"/>
    </style:style>
    <style:style style:name="T1" style:family="text">
      <style:text-properties fo:color="#00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h text:style-name="Heading_20_2" text:outline-level="2"><text:bookmark text:name="Initial_Position"/>Initial Position</text:h>
      <text:p text:style-name="Text_20_body"><text:span text:style-name="T1">Each players starts out with one city.</text:span> All other cities are hidden and <text:span text:style-name="T1">are neutral.</text:span> The entire map - besides the player's city and the adjacent eight grid units - is black and must be discovered by sending units into it.</text:p>
      <text:p text:style-name="Text_20_body">The first thing the player must do is choose what unit to produce. The default selection is a fighter, and with good reason; the fighter can quickly explore the surrounding areas.</text:p>
      <text:h text:style-name="Heading_20_2" text:outline-level="2"><text:bookmark text:name="Turns"/>Turns</text:h>
      <text:p text:style-name="Text_20_body"><text:span text:style-name="T1">The players then alternate turns. A turn is completed when all of the player's units have an order given in a previous turn or have been given orders in the current turn. During the turn, players may also change what units their cities are producing.</text:span></text:p>
      <text:h text:style-name="Heading_20_2" text:outline-level="2"><text:bookmark text:name="Difficulty_Levels"/>Difficulty Levels</text:h>
      <text:p text:style-name="Text_20_body">The difficulty level is initially set in the range 1-15 and with version 4 the scale has been offset by -2 to allow for 2 new expert levels, so level 8 in version 3 is identical to level 6 in version 4. From level 10, the enemy doubles his production.</text:p>
      <text:h text:style-name="Heading_20_2" text:outline-level="2"><text:bookmark text:name="Detecting_Enemy_Units"/>Detecting Enemy Units</text:h>
      <text:p text:style-name="Text_20_body"><text:span text:style-name="T1">A </text:span><text:a xlink:type="simple" xlink:href="http://en.wikipedia.org/wiki/Fog_of_war">fog of war</text:a><text:span text:style-name="T1"> system is used</text:span>, in that enemy units that are not adjacent to an enemy unit are invisible to the player. Enemy units become visible if they are discovered by the player in the course of his or her turn, until contact is lost and the enemy unit is no longer visible.</text:p>
      <text:p text:style-name="Standard"/>
      <text:p text:style-name="Standard"/>
      <text:p text:style-name="Standard"/>
      <text:h text:style-name="Heading_20_3" text:outline-level="3"><text:bookmark text:name="Land-Based_Units"/>Land-Based Units</text:h>
      <text:h text:style-name="Heading_20_4" text:outline-level="4"><text:bookmark text:name="Tank"/>Tank</text:h>
      <text:p text:style-name="P1">Tanks are relatively weak and do not fare well in battle against other types of pieces but are the speediest land-based units, making them useful for quickly conquering cities.</text:p>
      <text:h text:style-name="Heading_20_4" text:outline-level="4"><text:bookmark text:name="Artillery"/>Artillery</text:h>
      <text:p text:style-name="Text_20_body">First added in version 4.0, artillery units are slow movers but their attack range (a 9 x 9 grid unit area) lets them attack from a distance and run no risk of suffering damage on an attack, even if attacking a unit directly next to them.</text:p>
      <text:h text:style-name="Heading_20_3" text:outline-level="3"><text:bookmark text:name="Water-Based_Units"/>Water-Based Units</text:h>
      <text:p text:style-name="Text_20_body">Water-based units can only move on water and on port cities. If a damaged water-based unit is in a <text:soft-page-break/>port city, its strength will be repaired at a rate of one unit of strength per day. If a water-based unit is placed in a city it will defend the city. All water-based units can attack targets on land, except the submarine. 2 water-based units cannot occupy same square, unless inside a city.</text:p>
      <text:h text:style-name="Heading_20_4" text:outline-level="4"><text:bookmark text:name="Destroyer"/>Destroyer</text:h>
      <text:p text:style-name="Text_20_body">With four moves per turn, the destroyer is the quickest of the water-based units and is useful for quickly exploring the outside the range of the aerial units. Its attack is not particularly powerful but it is useful against transports, furthermore it is very effective against submarines as it can see submarines from an adjacent unit square. If damaged in war, it will lose speed and need an extra turn to repair beyond full strength of 3 to regain full speed.</text:p>
      <text:h text:style-name="Heading_20_4" text:outline-level="4"><text:bookmark text:name="Submarine"/>Submarine</text:h>
      <text:p text:style-name="Text_20_body">The submarine has two outstanding features. One is that its attack is extremely powerful against all water-based units except the destroyer. The second is that it remains hidden to the opponent unless the submarine attacks or the opponent moves directly onto the same grid unit as the submarine. If the opponent does so, the opponent will automatically attack the submarine. This will cost an aerial unit a unit of fuel which can cause the aerial unit to crash if the remaining fuel is insufficient to return to a city or carrier. A bomber hitting a submarine will explode. A patrolling unit passing adjacent to a submarine can always see it.</text:p>
      <text:h text:style-name="Heading_20_4" text:outline-level="4"><text:bookmark text:name="Transport"/>Transport</text:h>
      <text:p text:style-name="Text_20_body">The transport's main purpose is moving land-based units across water and, accordingly, its attack power is negligible. It can hold up to eight land-based units at a time. Land-based units on a transport can only attack an adjacent land-based unit or city from a transport; artillery units cannot fire from a transport. Transports are vulnerable to attacks from every other unit and has no offensive capability at all.</text:p>
      <text:p text:style-name="Text_20_body">When a transport is in a city with land-based units, up to eight land-based units are automatically loaded onto the transport. Thus, if a transport in a city with land-based units is destroyed, the land-based units in the transport will go down with the transport. A transport moving into a city and out again will bring land-based units in the city with it till capacity.</text:p>
      <text:h text:style-name="Heading_20_4" text:outline-level="4"><text:bookmark text:name="Carrier"/>Carrier</text:h>
      <text:p text:style-name="Text_20_body">With a strength of twelve, the carrier is a strong water-based unit on its own but its main purpose is to carry fighters and helicopters, of which it can hold up to 15 at a time. Fighters and helicopters are also refueled when on a carrier. A carrier with several fighters on board can be an effective way to quickly explore unexplored areas. A carrier moving into a city and out again will bring fighters and helicopters in the city with it till capacity.</text:p>
      <text:h text:style-name="Heading_20_4" text:outline-level="4"><text:bookmark text:name="Battleship"/>Battleship</text:h>
      <text:p text:style-name="Text_20_body">The battleship is the most powerful sea based unit. With the same attack range as artillery pieces and up to two attacks per turn, it can be used to attack any other units in range. Its high strength makes it difficult to destroy. Placing it in a city is a good way to strengthen city defence.</text:p>
      <text:h text:style-name="Heading_20_3" text:outline-level="3"><text:bookmark text:name="Aerial_Units"/>Aerial Units</text:h>
      <text:p text:style-name="Text_20_body">Aerial units can move on land or over water but are limited in their movements by the amount of fuel that they carry.</text:p>
      <text:h text:style-name="Heading_20_4" text:outline-level="4"><text:bookmark text:name="Fighter"/><text:soft-page-break/>Fighter</text:h>
      <text:p text:style-name="Text_20_body">The fighter covers the most ground in a single turn of all the units, making it ideal for exploration. It's fighting capacity is not particularly strong but it can often destroy helicopters, transports, destroyers, and submarines. The fighter is not particularly effective against land-based units. Fighters gets veteran status when they have been in battle and increases strength to 2.</text:p>
      <text:h text:style-name="Heading_20_4" text:outline-level="4"><text:bookmark text:name="Helicopter"/>Helicopter</text:h>
      <text:p text:style-name="Text_20_body">First added in version 4.0, the helicopter is an attack aircraft that (somewhat counter-intuitively) does significantly more damage than the fighter. It is especially effective against land-based units and can be used with good effect against transporters and submarines. Helicopters gets veteran status when they have been in battle and increases strength to 2.</text:p>
      <text:h text:style-name="Heading_20_4" text:outline-level="4"><text:bookmark text:name="Bomber"/>Bomber</text:h>
      <text:p text:style-name="Text_20_body"><text:span text:style-name="T1">The bomber is the game's equivalent of an atomic bomb (minus radiation poisoning and </text:span><text:a xlink:type="simple" xlink:href="http://en.wikipedia.org/wiki/Nuclear_winter">nuclear winters</text:a><text:span text:style-name="T1">) and each can only be used once, after which it is destroyed.</text:span> <text:span text:style-name="T1">In this sense, the bomber represents the bomb itself, rather than an aircraft.</text:span></text:p>
      <text:p text:style-name="Text_20_body">Any land-based units, any sea-based units, <text:span text:style-name="T1">and those aerial units that are in a city</text:span> or on a carrier <text:span text:style-name="T1">in the blast area are destroyed.</text:span> <text:span text:style-name="T1">Enemy cities in the blast area become neutral, suffer no other damage whatsoever, and can be used to produce units normally by the next player to capture them.</text:span></text:p>
      <text:p text:style-name="Text_20_body">Aerial units that are in the air over the blast area will not be effected. If a bomber attacks another aerial unit, it will attack normally rather than use its bomb. A bomber is not an effective combatant outside of the use of its bomb and is vulnerable to being shot down.</text:p>
      <text:p text:style-name="Text_20_body">A bomber cannot detonate at will; it must attack an enemy city or an enemy unit that is not an aerial unit.</text:p>
      <text:p text:style-name="Text_20_body">The blast area of the bomber gradually increases throughout the game. The bomber starts out needing twenty-five days to produce a bomber with a blast radius of zero, i.e., one grid unit. As the number of days to produce increases, the blast radius can be determined by the following formula:</text:p>
      <text:p text:style-name="Text_20_body">Blast Radius = (Days to Produce - 25) / 5</text:p>
      <text:p text:style-name="Text_20_body">So if it takes thirty days to produce a bomber, the blast radius will be one, etc. The blast radius gradually increases during the course of the g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ew </meta:initial-creator>
    <meta:creation-date>2010-05-28T15:48:47</meta:creation-date>
    <dc:date>2010-06-16T17:44:25</dc:date>
    <dc:creator>matthew </dc:creator>
    <meta:editing-duration>PT00H41M42S</meta:editing-duration>
    <meta:editing-cycles>4</meta:editing-cycles>
    <meta:generator>OpenOffice.org/3.2$Linux OpenOffice.org_project/320m12$Build-9483</meta:generator>
    <meta:document-statistic meta:table-count="0" meta:image-count="0" meta:object-count="0" meta:page-count="3" meta:paragraph-count="41" meta:word-count="1250" meta:character-count="7068"/>
  </office:meta>
</office:document-meta>
</file>